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4" style:family="table-cell" style:parent-style-name="_19968__33324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7" style:family="table-cell" style:parent-style-name="Default" style:data-style-name="N3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8" style:family="table-cell" style:parent-style-name="_19968__33324__32_2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10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_19968__33324__32_2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12">
            <text:p>歷年購買圖書經費及捐贈圖書冊數統計表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2">
            <text:p><text:span text:style-name="T2">購買圖書資料費</text:span>(<text:span text:style-name="T2">元</text:span>)</text:p>
          </table:table-cell>
          <table:table-cell office:value-type="string" table:style-name="ce2">
            <text:p><text:span text:style-name="T2">捐贈列入編目之圖書</text:span>(<text:span text:style-name="T2">冊</text:span>)</text:p>
          </table:table-cell>
          <table:table-cell office:value-type="string" table:style-name="ce2">
            <text:p><text:span text:style-name="T2">左項捐贈之估計金額</text:span>(<text:span text:style-name="T2">元</text:span>)</text:p>
          </table:table-cell>
          <table:table-cell table:number-columns-repeated="16380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03254752" table:style-name="ce7">
            <text:p>103,254,752</text:p>
          </table:table-cell>
          <table:table-cell office:value-type="float" office:value="4088" table:style-name="ce7">
            <text:p>4,088</text:p>
          </table:table-cell>
          <table:table-cell office:value-type="float" office:value="2226000" table:style-name="ce7">
            <text:p>2,226,000</text:p>
          </table:table-cell>
          <table:table-cell table:number-columns-repeated="16380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05231603" table:style-name="ce7">
            <text:p>105,231,603</text:p>
          </table:table-cell>
          <table:table-cell office:value-type="float" office:value="1806" table:style-name="ce7">
            <text:p>1,806</text:p>
          </table:table-cell>
          <table:table-cell office:value-type="float" office:value="1901800" table:style-name="ce7">
            <text:p>1,901,800</text:p>
          </table:table-cell>
          <table:table-cell table:number-columns-repeated="1638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16770359" table:style-name="ce7">
            <text:p>116,770,359</text:p>
          </table:table-cell>
          <table:table-cell office:value-type="float" office:value="4740" table:style-name="ce7">
            <text:p>4,740</text:p>
          </table:table-cell>
          <table:table-cell office:value-type="float" office:value="2103000" table:style-name="ce7">
            <text:p>2,103,000</text:p>
          </table:table-cell>
          <table:table-cell table:number-columns-repeated="16380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25380652" table:style-name="ce8">
            <text:p>125,380,652</text:p>
          </table:table-cell>
          <table:table-cell office:value-type="float" office:value="6507" table:style-name="ce8">
            <text:p>6,507</text:p>
          </table:table-cell>
          <table:table-cell office:value-type="float" office:value="2958300" table:style-name="ce8">
            <text:p>2,958,300</text:p>
          </table:table-cell>
          <table:table-cell table:number-columns-repeated="16380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161420486" table:style-name="ce9">
            <text:p>161,420,486</text:p>
          </table:table-cell>
          <table:table-cell office:value-type="float" office:value="10168" table:style-name="ce9">
            <text:p>10,168</text:p>
          </table:table-cell>
          <table:table-cell office:value-type="float" office:value="3558800" table:style-name="ce9">
            <text:p>3,558,800</text:p>
          </table:table-cell>
          <table:table-cell table:number-columns-repeated="16380"/>
        </table:table-row>
        <table:table-row table:style-name="ro1">
          <table:table-cell office:value-type="float" office:value="99" table:style-name="ce6">
            <text:p>99</text:p>
          </table:table-cell>
          <table:table-cell office:value-type="float" office:value="146251268" table:style-name="ce10">
            <text:p>146,251,268</text:p>
          </table:table-cell>
          <table:table-cell office:value-type="float" office:value="4825" table:style-name="ce10">
            <text:p>4,825</text:p>
          </table:table-cell>
          <table:table-cell office:value-type="float" office:value="1688750" table:style-name="ce10">
            <text:p>1,688,750</text:p>
          </table:table-cell>
          <table:table-cell table:number-columns-repeated="16380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float" office:value="122979261" table:style-name="ce11">
            <text:p>122,979,261</text:p>
          </table:table-cell>
          <table:table-cell office:value-type="float" office:value="5600" table:style-name="ce11">
            <text:p>5,600</text:p>
          </table:table-cell>
          <table:table-cell office:value-type="float" office:value="1960000" table:style-name="ce11">
            <text:p>1,960,00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6T08:54:10Z</meta:creation-date>
    <dc:date>2017-12-15T03:17:38Z</dc:date>
    <meta:print-date>2017-12-15T03:17:24Z</meta:print-date>
  </office:meta>
</office:document-meta>
</file>